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nbPrev=1" table:style-name="ta1">
        <table:shapes>
          <draw:frame draw:z-index="0" draw:style-name="gr1" draw:text-style-name="P1" svg:width="159.99mm" svg:height="89.99mm" svg:x="292.76mm" svg:y="48.27mm">
            <draw:object draw:notify-on-update-of-ranges="'DenseNet-40-12-CIFAR10-nbPrev=1'.A3:'DenseNet-40-12-CIFAR10-nbPrev=1'.A42 'DenseNet-40-12-CIFAR10-nbPrev=1'.C1:'DenseNet-40-12-CIFAR10-nbPrev=1'.C1 'DenseNet-40-12-CIFAR10-nbPrev=1'.C3:'DenseNet-40-12-CIFAR10-nbPrev=1'.C42 'DenseNet-40-12-CIFAR10-nbPrev=1'.A3:'DenseNet-40-12-CIFAR10-nbPrev=1'.A42 'DenseNet-40-12-CIFAR10-nbPrev=1'.D1:'DenseNet-40-12-CIFAR10-nbPrev=1'.D1 'DenseNet-40-12-CIFAR10-nbPrev=1'.D3:'DenseNet-40-12-CIFAR10-nbPrev=1'.D42 'DenseNet-40-12-CIFAR10-nbPrev=1'.A3:'DenseNet-40-12-CIFAR10-nbPrev=1'.A42 'DenseNet-40-12-CIFAR10-nbPrev=1'.E1:'DenseNet-40-12-CIFAR10-nbPrev=1'.E1 'DenseNet-40-12-CIFAR10-nbPrev=1'.E3:'DenseNet-40-12-CIFAR10-nbPrev=1'.E42 'DenseNet-40-12-CIFAR10-nbPrev=1'.A3:'DenseNet-40-12-CIFAR10-nbPrev=1'.A42 'DenseNet-40-12-CIFAR10-nbPrev=1'.F1:'DenseNet-40-12-CIFAR10-nbPrev=1'.F1 'DenseNet-40-12-CIFAR10-nbPrev=1'.F3:'DenseNet-40-12-CIFAR10-nbPrev=1'.F42 'DenseNet-40-12-CIFAR10-nbPrev=1'.A3:'DenseNet-40-12-CIFAR10-nbPrev=1'.A42 'DenseNet-40-12-CIFAR10-nbPrev=1'.G1:'DenseNet-40-12-CIFAR10-nbPrev=1'.G1 'DenseNet-40-12-CIFAR10-nbPrev=1'.G3:'DenseNet-40-12-CIFAR10-nbPrev=1'.G42 'DenseNet-40-12-CIFAR10-nbPrev=1'.A3:'DenseNet-40-12-CIFAR10-nbPrev=1'.A42 'DenseNet-40-12-CIFAR10-nbPrev=1'.H1:'DenseNet-40-12-CIFAR10-nbPrev=1'.H1 'DenseNet-40-12-CIFAR10-nbPrev=1'.H3:'DenseNet-40-12-CIFAR10-nbPrev=1'.H42 'DenseNet-40-12-CIFAR10-nbPrev=1'.A3:'DenseNet-40-12-CIFAR10-nbPrev=1'.A42 'DenseNet-40-12-CIFAR10-nbPrev=1'.A1:'DenseNet-40-12-CIFAR10-nbPrev=1'.A1 'DenseNet-40-12-CIFAR10-nbPrev=1'.B3:'DenseNet-40-12-CIFAR10-nbPrev=1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N = All</text:p>
          </table:table-cell>
          <table:covered-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_bnlFalse</text:p>
          </table:table-cell>
          <table:table-cell office:value-type="string" calcext:value-type="string">
            <text:p>val_acc_1</text:p>
          </table:table-cell>
          <table:table-cell office:value-type="string" calcext:value-type="string">
            <text:p>val_acc_2</text:p>
          </table:table-cell>
          <table:table-cell office:value-type="string" calcext:value-type="string">
            <text:p>val_acc_3</text:p>
          </table:table-cell>
          <table:table-cell office:value-type="string" calcext:value-type="string">
            <text:p>val_acc_4</text:p>
          </table:table-cell>
          <table:table-cell office:value-type="string" calcext:value-type="string">
            <text:p>val_acc_5</text:p>
          </table:table-cell>
          <table:table-cell office:value-type="string" calcext:value-type="string">
            <text:p>val_acc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265699991881847" calcext:value-type="float">
            <text:p>0.265699991881847</text:p>
          </table:table-cell>
          <table:table-cell office:value-type="float" office:value="0.380599989295006" calcext:value-type="float">
            <text:p>0.380599989295006</text:p>
          </table:table-cell>
          <table:table-cell office:value-type="float" office:value="0.382699988186359" calcext:value-type="float">
            <text:p>0.382699988186359</text:p>
          </table:table-cell>
          <table:table-cell office:value-type="float" office:value="0.466099984645844" calcext:value-type="float">
            <text:p>0.466099984645844</text:p>
          </table:table-cell>
          <table:table-cell office:value-type="float" office:value="0.593299971520901" calcext:value-type="float">
            <text:p>0.593299971520901</text:p>
          </table:table-cell>
          <table:table-cell office:value-type="float" office:value="0.58599996984005" calcext:value-type="float">
            <text:p>0.5859999698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355499989688396" calcext:value-type="float">
            <text:p>0.355499989688396</text:p>
          </table:table-cell>
          <table:table-cell office:value-type="float" office:value="0.517199975252151" calcext:value-type="float">
            <text:p>0.517199975252151</text:p>
          </table:table-cell>
          <table:table-cell office:value-type="float" office:value="0.581999973356724" calcext:value-type="float">
            <text:p>0.581999973356724</text:p>
          </table:table-cell>
          <table:table-cell office:value-type="float" office:value="0.630299970507622" calcext:value-type="float">
            <text:p>0.630299970507622</text:p>
          </table:table-cell>
          <table:table-cell office:value-type="float" office:value="0.624499970972538" calcext:value-type="float">
            <text:p>0.624499970972538</text:p>
          </table:table-cell>
          <table:table-cell office:value-type="float" office:value="0.710799971818924" calcext:value-type="float">
            <text:p>0.710799971818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369899989366531" calcext:value-type="float">
            <text:p>0.369899989366531</text:p>
          </table:table-cell>
          <table:table-cell office:value-type="float" office:value="0.437399986088276" calcext:value-type="float">
            <text:p>0.437399986088276</text:p>
          </table:table-cell>
          <table:table-cell office:value-type="float" office:value="0.543099971413612" calcext:value-type="float">
            <text:p>0.543099971413612</text:p>
          </table:table-cell>
          <table:table-cell office:value-type="float" office:value="0.705899969935417" calcext:value-type="float">
            <text:p>0.705899969935417</text:p>
          </table:table-cell>
          <table:table-cell office:value-type="float" office:value="0.675599970221519" calcext:value-type="float">
            <text:p>0.675599970221519</text:p>
          </table:table-cell>
          <table:table-cell office:value-type="float" office:value="0.737899974584579" calcext:value-type="float">
            <text:p>0.737899974584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457399984896183" calcext:value-type="float">
            <text:p>0.457399984896183</text:p>
          </table:table-cell>
          <table:table-cell office:value-type="float" office:value="0.640099971294403" calcext:value-type="float">
            <text:p>0.640099971294403</text:p>
          </table:table-cell>
          <table:table-cell office:value-type="float" office:value="0.680299972295761" calcext:value-type="float">
            <text:p>0.680299972295761</text:p>
          </table:table-cell>
          <table:table-cell office:value-type="float" office:value="0.717799969315529" calcext:value-type="float">
            <text:p>0.717799969315529</text:p>
          </table:table-cell>
          <table:table-cell office:value-type="float" office:value="0.769399973154068" calcext:value-type="float">
            <text:p>0.769399973154068</text:p>
          </table:table-cell>
          <table:table-cell office:value-type="float" office:value="0.760499972701073" calcext:value-type="float">
            <text:p>0.760499972701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447499984204769" calcext:value-type="float">
            <text:p>0.447499984204769</text:p>
          </table:table-cell>
          <table:table-cell office:value-type="float" office:value="0.617799971103668" calcext:value-type="float">
            <text:p>0.617799971103668</text:p>
          </table:table-cell>
          <table:table-cell office:value-type="float" office:value="0.662899971008301" calcext:value-type="float">
            <text:p>0.662899971008301</text:p>
          </table:table-cell>
          <table:table-cell office:value-type="float" office:value="0.711999969482422" calcext:value-type="float">
            <text:p>0.711999969482422</text:p>
          </table:table-cell>
          <table:table-cell office:value-type="float" office:value="0.756199982762337" calcext:value-type="float">
            <text:p>0.756199982762337</text:p>
          </table:table-cell>
          <table:table-cell office:value-type="float" office:value="0.703899973034859" calcext:value-type="float">
            <text:p>0.703899973034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470399981439114" calcext:value-type="float">
            <text:p>0.470399981439114</text:p>
          </table:table-cell>
          <table:table-cell office:value-type="float" office:value="0.54929996907711" calcext:value-type="float">
            <text:p>0.54929996907711</text:p>
          </table:table-cell>
          <table:table-cell office:value-type="float" office:value="0.740699976682663" calcext:value-type="float">
            <text:p>0.740699976682663</text:p>
          </table:table-cell>
          <table:table-cell office:value-type="float" office:value="0.752599977850914" calcext:value-type="float">
            <text:p>0.752599977850914</text:p>
          </table:table-cell>
          <table:table-cell office:value-type="float" office:value="0.73759997844696" calcext:value-type="float">
            <text:p>0.73759997844696</text:p>
          </table:table-cell>
          <table:table-cell office:value-type="float" office:value="0.786299981474876" calcext:value-type="float">
            <text:p>0.7862999814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542999975085258" calcext:value-type="float">
            <text:p>0.542999975085258</text:p>
          </table:table-cell>
          <table:table-cell office:value-type="float" office:value="0.634899970293045" calcext:value-type="float">
            <text:p>0.634899970293045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5439997792244" calcext:value-type="float">
            <text:p>0.75439997792244</text:p>
          </table:table-cell>
          <table:table-cell office:value-type="float" office:value="0.719399973154068" calcext:value-type="float">
            <text:p>0.719399973154068</text:p>
          </table:table-cell>
          <table:table-cell office:value-type="float" office:value="0.805499982237816" calcext:value-type="float">
            <text:p>0.805499982237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515099977850914" calcext:value-type="float">
            <text:p>0.515099977850914</text:p>
          </table:table-cell>
          <table:table-cell office:value-type="float" office:value="0.674599976539612" calcext:value-type="float">
            <text:p>0.674599976539612</text:p>
          </table:table-cell>
          <table:table-cell office:value-type="float" office:value="0.737999977469444" calcext:value-type="float">
            <text:p>0.737999977469444</text:p>
          </table:table-cell>
          <table:table-cell office:value-type="float" office:value="0.745799978971481" calcext:value-type="float">
            <text:p>0.745799978971481</text:p>
          </table:table-cell>
          <table:table-cell office:value-type="float" office:value="0.775099979043007" calcext:value-type="float">
            <text:p>0.775099979043007</text:p>
          </table:table-cell>
          <table:table-cell office:value-type="float" office:value="0.761799976825714" calcext:value-type="float">
            <text:p>0.76179997682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516899975836277" calcext:value-type="float">
            <text:p>0.516899975836277</text:p>
          </table:table-cell>
          <table:table-cell office:value-type="float" office:value="0.65399996817112" calcext:value-type="float">
            <text:p>0.65399996817112</text:p>
          </table:table-cell>
          <table:table-cell office:value-type="float" office:value="0.755799977183342" calcext:value-type="float">
            <text:p>0.755799977183342</text:p>
          </table:table-cell>
          <table:table-cell office:value-type="float" office:value="0.77049997985363" calcext:value-type="float">
            <text:p>0.77049997985363</text:p>
          </table:table-cell>
          <table:table-cell office:value-type="float" office:value="0.738399973511696" calcext:value-type="float">
            <text:p>0.738399973511696</text:p>
          </table:table-cell>
          <table:table-cell office:value-type="float" office:value="0.769599980711937" calcext:value-type="float">
            <text:p>0.769599980711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459799982607365" calcext:value-type="float">
            <text:p>0.459799982607365</text:p>
          </table:table-cell>
          <table:table-cell office:value-type="float" office:value="0.679299973249435" calcext:value-type="float">
            <text:p>0.679299973249435</text:p>
          </table:table-cell>
          <table:table-cell office:value-type="float" office:value="0.766499981284141" calcext:value-type="float">
            <text:p>0.766499981284141</text:p>
          </table:table-cell>
          <table:table-cell office:value-type="float" office:value="0.679499969482422" calcext:value-type="float">
            <text:p>0.679499969482422</text:p>
          </table:table-cell>
          <table:table-cell office:value-type="float" office:value="0.830099986195564" calcext:value-type="float">
            <text:p>0.830099986195564</text:p>
          </table:table-cell>
          <table:table-cell office:value-type="float" office:value="0.773999974727631" calcext:value-type="float">
            <text:p>0.773999974727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53749997138977" calcext:value-type="float">
            <text:p>0.53749997138977</text:p>
          </table:table-cell>
          <table:table-cell office:value-type="float" office:value="0.709399971961975" calcext:value-type="float">
            <text:p>0.709399971961975</text:p>
          </table:table-cell>
          <table:table-cell office:value-type="float" office:value="0.652199969887733" calcext:value-type="float">
            <text:p>0.652199969887733</text:p>
          </table:table-cell>
          <table:table-cell office:value-type="float" office:value="0.793899978399277" calcext:value-type="float">
            <text:p>0.793899978399277</text:p>
          </table:table-cell>
          <table:table-cell office:value-type="float" office:value="0.775099973678589" calcext:value-type="float">
            <text:p>0.775099973678589</text:p>
          </table:table-cell>
          <table:table-cell office:value-type="float" office:value="0.746999978423119" calcext:value-type="float">
            <text:p>0.746999978423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450699985921383" calcext:value-type="float">
            <text:p>0.450699985921383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92499976158142" calcext:value-type="float">
            <text:p>0.792499976158142</text:p>
          </table:table-cell>
          <table:table-cell office:value-type="float" office:value="0.811699979901314" calcext:value-type="float">
            <text:p>0.811699979901314</text:p>
          </table:table-cell>
          <table:table-cell office:value-type="float" office:value="0.797399979233742" calcext:value-type="float">
            <text:p>0.797399979233742</text:p>
          </table:table-cell>
          <table:table-cell office:value-type="float" office:value="0.725199975371361" calcext:value-type="float">
            <text:p>0.725199975371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594099968969822" calcext:value-type="float">
            <text:p>0.594099968969822</text:p>
          </table:table-cell>
          <table:table-cell office:value-type="float" office:value="0.764999982714653" calcext:value-type="float">
            <text:p>0.764999982714653</text:p>
          </table:table-cell>
          <table:table-cell office:value-type="float" office:value="0.765399973988533" calcext:value-type="float">
            <text:p>0.765399973988533</text:p>
          </table:table-cell>
          <table:table-cell office:value-type="float" office:value="0.782999982237816" calcext:value-type="float">
            <text:p>0.782999982237816</text:p>
          </table:table-cell>
          <table:table-cell office:value-type="float" office:value="0.779699980616569" calcext:value-type="float">
            <text:p>0.779699980616569</text:p>
          </table:table-cell>
          <table:table-cell office:value-type="float" office:value="0.75939997792244" calcext:value-type="float">
            <text:p>0.75939997792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591599967479706" calcext:value-type="float">
            <text:p>0.591599967479706</text:p>
          </table:table-cell>
          <table:table-cell office:value-type="float" office:value="0.740799976587296" calcext:value-type="float">
            <text:p>0.740799976587296</text:p>
          </table:table-cell>
          <table:table-cell office:value-type="float" office:value="0.794099975824356" calcext:value-type="float">
            <text:p>0.794099975824356</text:p>
          </table:table-cell>
          <table:table-cell office:value-type="float" office:value="0.788399975895882" calcext:value-type="float">
            <text:p>0.788399975895882</text:p>
          </table:table-cell>
          <table:table-cell office:value-type="float" office:value="0.811799973845482" calcext:value-type="float">
            <text:p>0.811799973845482</text:p>
          </table:table-cell>
          <table:table-cell office:value-type="float" office:value="0.866299996972084" calcext:value-type="float">
            <text:p>0.866299996972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611999970078468" calcext:value-type="float">
            <text:p>0.611999970078468</text:p>
          </table:table-cell>
          <table:table-cell office:value-type="float" office:value="0.680599974393845" calcext:value-type="float">
            <text:p>0.680599974393845</text:p>
          </table:table-cell>
          <table:table-cell office:value-type="float" office:value="0.790199974179268" calcext:value-type="float">
            <text:p>0.790199974179268</text:p>
          </table:table-cell>
          <table:table-cell office:value-type="float" office:value="0.796899983286858" calcext:value-type="float">
            <text:p>0.796899983286858</text:p>
          </table:table-cell>
          <table:table-cell office:value-type="float" office:value="0.805499985814094" calcext:value-type="float">
            <text:p>0.805499985814094</text:p>
          </table:table-cell>
          <table:table-cell office:value-type="float" office:value="0.867899997234344" calcext:value-type="float">
            <text:p>0.867899997234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550399974286556" calcext:value-type="float">
            <text:p>0.550399974286556</text:p>
          </table:table-cell>
          <table:table-cell office:value-type="float" office:value="0.700599973797798" calcext:value-type="float">
            <text:p>0.700599973797798</text:p>
          </table:table-cell>
          <table:table-cell office:value-type="float" office:value="0.795099985003471" calcext:value-type="float">
            <text:p>0.795099985003471</text:p>
          </table:table-cell>
          <table:table-cell office:value-type="float" office:value="0.767499979734421" calcext:value-type="float">
            <text:p>0.767499979734421</text:p>
          </table:table-cell>
          <table:table-cell office:value-type="float" office:value="0.799899990558624" calcext:value-type="float">
            <text:p>0.799899990558624</text:p>
          </table:table-cell>
          <table:table-cell office:value-type="float" office:value="0.862099996805191" calcext:value-type="float">
            <text:p>0.862099996805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57289997279644" calcext:value-type="float">
            <text:p>0.57289997279644</text:p>
          </table:table-cell>
          <table:table-cell office:value-type="float" office:value="0.74109997689724" calcext:value-type="float">
            <text:p>0.74109997689724</text:p>
          </table:table-cell>
          <table:table-cell office:value-type="float" office:value="0.806199983358383" calcext:value-type="float">
            <text:p>0.806199983358383</text:p>
          </table:table-cell>
          <table:table-cell office:value-type="float" office:value="0.80639997780323" calcext:value-type="float">
            <text:p>0.80639997780323</text:p>
          </table:table-cell>
          <table:table-cell office:value-type="float" office:value="0.865699997544289" calcext:value-type="float">
            <text:p>0.865699997544289</text:p>
          </table:table-cell>
          <table:table-cell office:value-type="float" office:value="0.854299999475479" calcext:value-type="float">
            <text:p>0.854299999475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609499974250794" calcext:value-type="float">
            <text:p>0.609499974250794</text:p>
          </table:table-cell>
          <table:table-cell office:value-type="float" office:value="0.662099967598915" calcext:value-type="float">
            <text:p>0.662099967598915</text:p>
          </table:table-cell>
          <table:table-cell office:value-type="float" office:value="0.756099976301193" calcext:value-type="float">
            <text:p>0.756099976301193</text:p>
          </table:table-cell>
          <table:table-cell office:value-type="float" office:value="0.765999980568886" calcext:value-type="float">
            <text:p>0.765999980568886</text:p>
          </table:table-cell>
          <table:table-cell office:value-type="float" office:value="0.865999998450279" calcext:value-type="float">
            <text:p>0.865999998450279</text:p>
          </table:table-cell>
          <table:table-cell office:value-type="float" office:value="0.866500000953674" calcext:value-type="float">
            <text:p>0.866500000953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646799970269203" calcext:value-type="float">
            <text:p>0.646799970269203</text:p>
          </table:table-cell>
          <table:table-cell office:value-type="float" office:value="0.775299979448319" calcext:value-type="float">
            <text:p>0.775299979448319</text:p>
          </table:table-cell>
          <table:table-cell office:value-type="float" office:value="0.765099983811378" calcext:value-type="float">
            <text:p>0.765099983811378</text:p>
          </table:table-cell>
          <table:table-cell office:value-type="float" office:value="0.848099991083145" calcext:value-type="float">
            <text:p>0.848099991083145</text:p>
          </table:table-cell>
          <table:table-cell office:value-type="float" office:value="0.863499997258186" calcext:value-type="float">
            <text:p>0.863499997258186</text:p>
          </table:table-cell>
          <table:table-cell office:value-type="float" office:value="0.857799999117851" calcext:value-type="float">
            <text:p>0.857799999117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651199964880943" calcext:value-type="float">
            <text:p>0.651199964880943</text:p>
          </table:table-cell>
          <table:table-cell office:value-type="float" office:value="0.760399973988533" calcext:value-type="float">
            <text:p>0.760399973988533</text:p>
          </table:table-cell>
          <table:table-cell office:value-type="float" office:value="0.794699977636337" calcext:value-type="float">
            <text:p>0.794699977636337</text:p>
          </table:table-cell>
          <table:table-cell office:value-type="float" office:value="0.845999992489815" calcext:value-type="float">
            <text:p>0.845999992489815</text:p>
          </table:table-cell>
          <table:table-cell office:value-type="float" office:value="0.849499990940094" calcext:value-type="float">
            <text:p>0.849499990940094</text:p>
          </table:table-cell>
          <table:table-cell office:value-type="float" office:value="0.854499993920326" calcext:value-type="float">
            <text:p>0.854499993920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613899971842766" calcext:value-type="float">
            <text:p>0.613899971842766</text:p>
          </table:table-cell>
          <table:table-cell office:value-type="float" office:value="0.746299984455109" calcext:value-type="float">
            <text:p>0.746299984455109</text:p>
          </table:table-cell>
          <table:table-cell office:value-type="float" office:value="0.753099977374077" calcext:value-type="float">
            <text:p>0.753099977374077</text:p>
          </table:table-cell>
          <table:table-cell office:value-type="float" office:value="0.85389999806881" calcext:value-type="float">
            <text:p>0.85389999806881</text:p>
          </table:table-cell>
          <table:table-cell office:value-type="float" office:value="0.825899981856346" calcext:value-type="float">
            <text:p>0.825899981856346</text:p>
          </table:table-cell>
          <table:table-cell office:value-type="float" office:value="0.850099998116493" calcext:value-type="float">
            <text:p>0.850099998116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63959997355938" calcext:value-type="float">
            <text:p>0.63959997355938</text:p>
          </table:table-cell>
          <table:table-cell office:value-type="float" office:value="0.762699976563454" calcext:value-type="float">
            <text:p>0.762699976563454</text:p>
          </table:table-cell>
          <table:table-cell office:value-type="float" office:value="0.783699979186058" calcext:value-type="float">
            <text:p>0.783699979186058</text:p>
          </table:table-cell>
          <table:table-cell office:value-type="float" office:value="0.852600002884865" calcext:value-type="float">
            <text:p>0.852600002884865</text:p>
          </table:table-cell>
          <table:table-cell office:value-type="float" office:value="0.863699995875359" calcext:value-type="float">
            <text:p>0.863699995875359</text:p>
          </table:table-cell>
          <table:table-cell office:value-type="float" office:value="0.875100000500679" calcext:value-type="float">
            <text:p>0.875100000500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680699969530106" calcext:value-type="float">
            <text:p>0.680699969530106</text:p>
          </table:table-cell>
          <table:table-cell office:value-type="float" office:value="0.70949997484684" calcext:value-type="float">
            <text:p>0.70949997484684</text:p>
          </table:table-cell>
          <table:table-cell office:value-type="float" office:value="0.710099966526031" calcext:value-type="float">
            <text:p>0.710099966526031</text:p>
          </table:table-cell>
          <table:table-cell office:value-type="float" office:value="0.848299993276596" calcext:value-type="float">
            <text:p>0.848299993276596</text:p>
          </table:table-cell>
          <table:table-cell office:value-type="float" office:value="0.83949999153614" calcext:value-type="float">
            <text:p>0.83949999153614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669099966287613" calcext:value-type="float">
            <text:p>0.669099966287613</text:p>
          </table:table-cell>
          <table:table-cell office:value-type="float" office:value="0.784599975943565" calcext:value-type="float">
            <text:p>0.784599975943565</text:p>
          </table:table-cell>
          <table:table-cell office:value-type="float" office:value="0.835899990797043" calcext:value-type="float">
            <text:p>0.835899990797043</text:p>
          </table:table-cell>
          <table:table-cell office:value-type="float" office:value="0.842699999809265" calcext:value-type="float">
            <text:p>0.842699999809265</text:p>
          </table:table-cell>
          <table:table-cell office:value-type="float" office:value="0.845599989295006" calcext:value-type="float">
            <text:p>0.845599989295006</text:p>
          </table:table-cell>
          <table:table-cell office:value-type="float" office:value="0.875700008273125" calcext:value-type="float">
            <text:p>0.87570000827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677799968719482" calcext:value-type="float">
            <text:p>0.677799968719482</text:p>
          </table:table-cell>
          <table:table-cell office:value-type="float" office:value="0.7342999792099" calcext:value-type="float">
            <text:p>0.7342999792099</text:p>
          </table:table-cell>
          <table:table-cell office:value-type="float" office:value="0.839499990344047" calcext:value-type="float">
            <text:p>0.839499990344047</text:p>
          </table:table-cell>
          <table:table-cell office:value-type="float" office:value="0.838299990296364" calcext:value-type="float">
            <text:p>0.838299990296364</text:p>
          </table:table-cell>
          <table:table-cell office:value-type="float" office:value="0.870999996066093" calcext:value-type="float">
            <text:p>0.870999996066093</text:p>
          </table:table-cell>
          <table:table-cell office:value-type="float" office:value="0.874000008106232" calcext:value-type="float">
            <text:p>0.8740000081062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676299970149994" calcext:value-type="float">
            <text:p>0.676299970149994</text:p>
          </table:table-cell>
          <table:table-cell office:value-type="float" office:value="0.756699976921082" calcext:value-type="float">
            <text:p>0.756699976921082</text:p>
          </table:table-cell>
          <table:table-cell office:value-type="float" office:value="0.839299992322922" calcext:value-type="float">
            <text:p>0.839299992322922</text:p>
          </table:table-cell>
          <table:table-cell office:value-type="float" office:value="0.851499997973442" calcext:value-type="float">
            <text:p>0.851499997973442</text:p>
          </table:table-cell>
          <table:table-cell office:value-type="float" office:value="0.87030000269413" calcext:value-type="float">
            <text:p>0.87030000269413</text:p>
          </table:table-cell>
          <table:table-cell office:value-type="float" office:value="0.875100004673004" calcext:value-type="float">
            <text:p>0.875100004673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59149996817112" calcext:value-type="float">
            <text:p>0.59149996817112</text:p>
          </table:table-cell>
          <table:table-cell office:value-type="float" office:value="0.745199977755547" calcext:value-type="float">
            <text:p>0.745199977755547</text:p>
          </table:table-cell>
          <table:table-cell office:value-type="float" office:value="0.831899985074997" calcext:value-type="float">
            <text:p>0.831899985074997</text:p>
          </table:table-cell>
          <table:table-cell office:value-type="float" office:value="0.837799990773201" calcext:value-type="float">
            <text:p>0.837799990773201</text:p>
          </table:table-cell>
          <table:table-cell office:value-type="float" office:value="0.869599997401238" calcext:value-type="float">
            <text:p>0.869599997401238</text:p>
          </table:table-cell>
          <table:table-cell office:value-type="float" office:value="0.873000007867813" calcext:value-type="float">
            <text:p>0.873000007867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686099974513054" calcext:value-type="float">
            <text:p>0.686099974513054</text:p>
          </table:table-cell>
          <table:table-cell office:value-type="float" office:value="0.777599980831146" calcext:value-type="float">
            <text:p>0.777599980831146</text:p>
          </table:table-cell>
          <table:table-cell office:value-type="float" office:value="0.836399982571602" calcext:value-type="float">
            <text:p>0.836399982571602</text:p>
          </table:table-cell>
          <table:table-cell office:value-type="float" office:value="0.855599999427795" calcext:value-type="float">
            <text:p>0.855599999427795</text:p>
          </table:table-cell>
          <table:table-cell office:value-type="float" office:value="0.871099998354912" calcext:value-type="float">
            <text:p>0.871099998354912</text:p>
          </table:table-cell>
          <table:table-cell office:value-type="float" office:value="0.869000005125999" calcext:value-type="float">
            <text:p>0.869000005125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69609996676445" calcext:value-type="float">
            <text:p>0.69609996676445</text:p>
          </table:table-cell>
          <table:table-cell office:value-type="float" office:value="0.757599979043007" calcext:value-type="float">
            <text:p>0.757599979043007</text:p>
          </table:table-cell>
          <table:table-cell office:value-type="float" office:value="0.814499985575676" calcext:value-type="float">
            <text:p>0.814499985575676</text:p>
          </table:table-cell>
          <table:table-cell office:value-type="float" office:value="0.857200000286102" calcext:value-type="float">
            <text:p>0.857200000286102</text:p>
          </table:table-cell>
          <table:table-cell office:value-type="float" office:value="0.867299999594688" calcext:value-type="float">
            <text:p>0.867299999594688</text:p>
          </table:table-cell>
          <table:table-cell office:value-type="float" office:value="0.864300001859665" calcext:value-type="float">
            <text:p>0.864300001859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661899968385696" calcext:value-type="float">
            <text:p>0.661899968385696</text:p>
          </table:table-cell>
          <table:table-cell office:value-type="float" office:value="0.743099977374077" calcext:value-type="float">
            <text:p>0.743099977374077</text:p>
          </table:table-cell>
          <table:table-cell office:value-type="float" office:value="0.834699991941452" calcext:value-type="float">
            <text:p>0.834699991941452</text:p>
          </table:table-cell>
          <table:table-cell office:value-type="float" office:value="0.856199995875359" calcext:value-type="float">
            <text:p>0.856199995875359</text:p>
          </table:table-cell>
          <table:table-cell office:value-type="float" office:value="0.868099997639656" calcext:value-type="float">
            <text:p>0.868099997639656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671899971961975" calcext:value-type="float">
            <text:p>0.671899971961975</text:p>
          </table:table-cell>
          <table:table-cell office:value-type="float" office:value="0.803099979162216" calcext:value-type="float">
            <text:p>0.803099979162216</text:p>
          </table:table-cell>
          <table:table-cell office:value-type="float" office:value="0.835199989676476" calcext:value-type="float">
            <text:p>0.835199989676476</text:p>
          </table:table-cell>
          <table:table-cell office:value-type="float" office:value="0.856300005316734" calcext:value-type="float">
            <text:p>0.856300005316734</text:p>
          </table:table-cell>
          <table:table-cell office:value-type="float" office:value="0.867100002169609" calcext:value-type="float">
            <text:p>0.867100002169609</text:p>
          </table:table-cell>
          <table:table-cell office:value-type="float" office:value="0.874400005936623" calcext:value-type="float">
            <text:p>0.87440000593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669999969005585" calcext:value-type="float">
            <text:p>0.669999969005585</text:p>
          </table:table-cell>
          <table:table-cell office:value-type="float" office:value="0.809599989056587" calcext:value-type="float">
            <text:p>0.809599989056587</text:p>
          </table:table-cell>
          <table:table-cell office:value-type="float" office:value="0.846899992823601" calcext:value-type="float">
            <text:p>0.846899992823601</text:p>
          </table:table-cell>
          <table:table-cell office:value-type="float" office:value="0.857000002264977" calcext:value-type="float">
            <text:p>0.857000002264977</text:p>
          </table:table-cell>
          <table:table-cell office:value-type="float" office:value="0.863699998855591" calcext:value-type="float">
            <text:p>0.863699998855591</text:p>
          </table:table-cell>
          <table:table-cell office:value-type="float" office:value="0.874800006747246" calcext:value-type="float">
            <text:p>0.87480000674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672299971580505" calcext:value-type="float">
            <text:p>0.672299971580505</text:p>
          </table:table-cell>
          <table:table-cell office:value-type="float" office:value="0.798699979782105" calcext:value-type="float">
            <text:p>0.798699979782105</text:p>
          </table:table-cell>
          <table:table-cell office:value-type="float" office:value="0.84279999256134" calcext:value-type="float">
            <text:p>0.84279999256134</text:p>
          </table:table-cell>
          <table:table-cell office:value-type="float" office:value="0.855999997854233" calcext:value-type="float">
            <text:p>0.855999997854233</text:p>
          </table:table-cell>
          <table:table-cell office:value-type="float" office:value="0.867799998521805" calcext:value-type="float">
            <text:p>0.867799998521805</text:p>
          </table:table-cell>
          <table:table-cell office:value-type="float" office:value="0.874900010228157" calcext:value-type="float">
            <text:p>0.8749000102281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696199972629547" calcext:value-type="float">
            <text:p>0.696199972629547</text:p>
          </table:table-cell>
          <table:table-cell office:value-type="float" office:value="0.800799986720085" calcext:value-type="float">
            <text:p>0.800799986720085</text:p>
          </table:table-cell>
          <table:table-cell office:value-type="float" office:value="0.84599998831749" calcext:value-type="float">
            <text:p>0.84599998831749</text:p>
          </table:table-cell>
          <table:table-cell office:value-type="float" office:value="0.855199999213219" calcext:value-type="float">
            <text:p>0.855199999213219</text:p>
          </table:table-cell>
          <table:table-cell office:value-type="float" office:value="0.862699999213219" calcext:value-type="float">
            <text:p>0.862699999213219</text:p>
          </table:table-cell>
          <table:table-cell office:value-type="float" office:value="0.873000006079674" calcext:value-type="float">
            <text:p>0.873000006079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676299971342087" calcext:value-type="float">
            <text:p>0.676299971342087</text:p>
          </table:table-cell>
          <table:table-cell office:value-type="float" office:value="0.795199983119965" calcext:value-type="float">
            <text:p>0.795199983119965</text:p>
          </table:table-cell>
          <table:table-cell office:value-type="float" office:value="0.844599990844726" calcext:value-type="float">
            <text:p>0.844599990844726</text:p>
          </table:table-cell>
          <table:table-cell office:value-type="float" office:value="0.855299999713898" calcext:value-type="float">
            <text:p>0.855299999713898</text:p>
          </table:table-cell>
          <table:table-cell office:value-type="float" office:value="0.871400001645088" calcext:value-type="float">
            <text:p>0.871400001645088</text:p>
          </table:table-cell>
          <table:table-cell office:value-type="float" office:value="0.875600006580353" calcext:value-type="float">
            <text:p>0.8756000065803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678199970722199" calcext:value-type="float">
            <text:p>0.678199970722199</text:p>
          </table:table-cell>
          <table:table-cell office:value-type="float" office:value="0.793399983048439" calcext:value-type="float">
            <text:p>0.793399983048439</text:p>
          </table:table-cell>
          <table:table-cell office:value-type="float" office:value="0.844799989461899" calcext:value-type="float">
            <text:p>0.844799989461899</text:p>
          </table:table-cell>
          <table:table-cell office:value-type="float" office:value="0.858199995160103" calcext:value-type="float">
            <text:p>0.858199995160103</text:p>
          </table:table-cell>
          <table:table-cell office:value-type="float" office:value="0.868999999165535" calcext:value-type="float">
            <text:p>0.868999999165535</text:p>
          </table:table-cell>
          <table:table-cell office:value-type="float" office:value="0.874000000953674" calcext:value-type="float">
            <text:p>0.8740000009536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674099968671799" calcext:value-type="float">
            <text:p>0.674099968671799</text:p>
          </table:table-cell>
          <table:table-cell office:value-type="float" office:value="0.793199980854988" calcext:value-type="float">
            <text:p>0.793199980854988</text:p>
          </table:table-cell>
          <table:table-cell office:value-type="float" office:value="0.841299990415573" calcext:value-type="float">
            <text:p>0.841299990415573</text:p>
          </table:table-cell>
          <table:table-cell office:value-type="float" office:value="0.8574000030756" calcext:value-type="float">
            <text:p>0.8574000030756</text:p>
          </table:table-cell>
          <table:table-cell office:value-type="float" office:value="0.869700001478195" calcext:value-type="float">
            <text:p>0.869700001478195</text:p>
          </table:table-cell>
          <table:table-cell office:value-type="float" office:value="0.875000005960465" calcext:value-type="float">
            <text:p>0.875000005960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667799972295761" calcext:value-type="float">
            <text:p>0.667799972295761</text:p>
          </table:table-cell>
          <table:table-cell office:value-type="float" office:value="0.798899982571602" calcext:value-type="float">
            <text:p>0.798899982571602</text:p>
          </table:table-cell>
          <table:table-cell office:value-type="float" office:value="0.845599987506867" calcext:value-type="float">
            <text:p>0.845599987506867</text:p>
          </table:table-cell>
          <table:table-cell office:value-type="float" office:value="0.857000007033348" calcext:value-type="float">
            <text:p>0.857000007033348</text:p>
          </table:table-cell>
          <table:table-cell office:value-type="float" office:value="0.871099997162819" calcext:value-type="float">
            <text:p>0.871099997162819</text:p>
          </table:table-cell>
          <table:table-cell office:value-type="float" office:value="0.874300006628036" calcext:value-type="float">
            <text:p>0.874300006628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670799968838692" calcext:value-type="float">
            <text:p>0.670799968838692</text:p>
          </table:table-cell>
          <table:table-cell office:value-type="float" office:value="0.804599984884262" calcext:value-type="float">
            <text:p>0.804599984884262</text:p>
          </table:table-cell>
          <table:table-cell office:value-type="float" office:value="0.845899993777275" calcext:value-type="float">
            <text:p>0.845899993777275</text:p>
          </table:table-cell>
          <table:table-cell office:value-type="float" office:value="0.857700008153915" calcext:value-type="float">
            <text:p>0.857700008153915</text:p>
          </table:table-cell>
          <table:table-cell office:value-type="float" office:value="0.868399996757507" calcext:value-type="float">
            <text:p>0.868399996757507</text:p>
          </table:table-cell>
          <table:table-cell office:value-type="float" office:value="0.875300010442734" calcext:value-type="float">
            <text:p>0.875300010442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660299966931343" calcext:value-type="float">
            <text:p>0.660299966931343</text:p>
          </table:table-cell>
          <table:table-cell office:value-type="float" office:value="0.804799983501434" calcext:value-type="float">
            <text:p>0.804799983501434</text:p>
          </table:table-cell>
          <table:table-cell office:value-type="float" office:value="0.844599992632866" calcext:value-type="float">
            <text:p>0.844599992632866</text:p>
          </table:table-cell>
          <table:table-cell office:value-type="float" office:value="0.857800000905991" calcext:value-type="float">
            <text:p>0.857800000905991</text:p>
          </table:table-cell>
          <table:table-cell office:value-type="float" office:value="0.869699996709823" calcext:value-type="float">
            <text:p>0.869699996709823</text:p>
          </table:table-cell>
          <table:table-cell office:value-type="float" office:value="0.875600008964539" calcext:value-type="float">
            <text:p>0.875600008964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2:00:46.333162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2:01:07.747795781</dc:date>
    <meta:editing-duration>PT11M52S</meta:editing-duration>
    <meta:editing-cycles>3</meta:editing-cycles>
    <meta:generator>LibreOffice/5.4.6.2$Linux_X86_64 LibreOffice_project/4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N Previous Connections</text:p>
        </chart:title>
        <chart:legend chart:legend-position="end" svg:x="13.598cm" svg:y="2.707cm" style:legend-expansion="high" chart:style-name="ch3"/>
        <chart:plot-area chart:style-name="ch4" table:cell-range-address="'DenseNet-40-12-CIFAR10-nbPrev=1'.A3:'DenseNet-40-12-CIFAR10-nbPrev=1'.B42 'DenseNet-40-12-CIFAR10-nbPrev=1'.C1:'DenseNet-40-12-CIFAR10-nbPrev=1'.H1 'DenseNet-40-12-CIFAR10-nbPrev=1'.C3:'DenseNet-40-12-CIFAR10-nbPrev=1'.H42 'DenseNet-40-12-CIFAR10-nbPrev=1'.A1:'DenseNet-40-12-CIFAR10-nbPrev=1'.A1" chart:data-source-has-labels="row" svg:x="1.331cm" svg:y="1.275cm" svg:width="11.947cm" svg:height="6.564cm">
          <chartooo:coordinate-region svg:x="2.058cm" svg:y="1.474cm" svg:width="11.22cm" svg:height="5.718cm"/>
          <chart:axis chart:dimension="x" chart:name="primary-x" chart:style-name="ch5">
            <chart:title svg:x="6.784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nbPrev=1'.C3:'DenseNet-40-12-CIFAR10-nbPrev=1'.C42" chart:label-cell-address="'DenseNet-40-12-CIFAR10-nbPrev=1'.C1:'DenseNet-40-12-CIFAR10-nbPrev=1'.C1" chart:class="chart:scatter">
            <chart:domain table:cell-range-address="'DenseNet-40-12-CIFAR10-nbPrev=1'.A3:'DenseNet-40-12-CIFAR10-nbPrev=1'.A42"/>
            <chart:data-point chart:repeated="40"/>
          </chart:series>
          <chart:series chart:style-name="ch11" chart:values-cell-range-address="'DenseNet-40-12-CIFAR10-nbPrev=1'.D3:'DenseNet-40-12-CIFAR10-nbPrev=1'.D42" chart:label-cell-address="'DenseNet-40-12-CIFAR10-nbPrev=1'.D1:'DenseNet-40-12-CIFAR10-nbPrev=1'.D1" chart:class="chart:scatter">
            <chart:data-point chart:repeated="40"/>
          </chart:series>
          <chart:series chart:style-name="ch12" chart:values-cell-range-address="'DenseNet-40-12-CIFAR10-nbPrev=1'.E3:'DenseNet-40-12-CIFAR10-nbPrev=1'.E42" chart:label-cell-address="'DenseNet-40-12-CIFAR10-nbPrev=1'.E1:'DenseNet-40-12-CIFAR10-nbPrev=1'.E1" chart:class="chart:scatter">
            <chart:data-point chart:repeated="40"/>
          </chart:series>
          <chart:series chart:style-name="ch13" chart:values-cell-range-address="'DenseNet-40-12-CIFAR10-nbPrev=1'.F3:'DenseNet-40-12-CIFAR10-nbPrev=1'.F42" chart:label-cell-address="'DenseNet-40-12-CIFAR10-nbPrev=1'.F1:'DenseNet-40-12-CIFAR10-nbPrev=1'.F1" chart:class="chart:scatter">
            <chart:data-point chart:repeated="40"/>
          </chart:series>
          <chart:series chart:style-name="ch14" chart:values-cell-range-address="'DenseNet-40-12-CIFAR10-nbPrev=1'.G3:'DenseNet-40-12-CIFAR10-nbPrev=1'.G42" chart:label-cell-address="'DenseNet-40-12-CIFAR10-nbPrev=1'.G1:'DenseNet-40-12-CIFAR10-nbPrev=1'.G1" chart:class="chart:scatter">
            <chart:data-point chart:repeated="40"/>
          </chart:series>
          <chart:series chart:style-name="ch15" chart:values-cell-range-address="'DenseNet-40-12-CIFAR10-nbPrev=1'.H3:'DenseNet-40-12-CIFAR10-nbPrev=1'.H42" chart:label-cell-address="'DenseNet-40-12-CIFAR10-nbPrev=1'.H1:'DenseNet-40-12-CIFAR10-nbPrev=1'.H1" chart:class="chart:scatter">
            <chart:data-point chart:repeated="40"/>
          </chart:series>
          <chart:series chart:style-name="ch16" chart:values-cell-range-address="'DenseNet-40-12-CIFAR10-nbPrev=1'.B3:'DenseNet-40-12-CIFAR10-nbPrev=1'.B42" chart:label-cell-address="'DenseNet-40-12-CIFAR10-nbPrev=1'.A1:'DenseNet-40-12-CIFAR10-nbPrev=1'.A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 = 1</text:p>
                <draw:g>
                  <svg:desc>'DenseNet-40-12-CIFAR10-nbPrev=1'.C1:'DenseNet-40-12-CIFAR10-nbPrev=1'.C1</svg:desc>
                </draw:g>
              </table:table-cell>
              <table:table-cell office:value-type="string">
                <text:p>N = 2</text:p>
                <draw:g>
                  <svg:desc>'DenseNet-40-12-CIFAR10-nbPrev=1'.D1:'DenseNet-40-12-CIFAR10-nbPrev=1'.D1</svg:desc>
                </draw:g>
              </table:table-cell>
              <table:table-cell office:value-type="string">
                <text:p>N = 3</text:p>
                <draw:g>
                  <svg:desc>'DenseNet-40-12-CIFAR10-nbPrev=1'.E1:'DenseNet-40-12-CIFAR10-nbPrev=1'.E1</svg:desc>
                </draw:g>
              </table:table-cell>
              <table:table-cell office:value-type="string">
                <text:p>N = 4</text:p>
                <draw:g>
                  <svg:desc>'DenseNet-40-12-CIFAR10-nbPrev=1'.F1:'DenseNet-40-12-CIFAR10-nbPrev=1'.F1</svg:desc>
                </draw:g>
              </table:table-cell>
              <table:table-cell office:value-type="string">
                <text:p>N = 5</text:p>
                <draw:g>
                  <svg:desc>'DenseNet-40-12-CIFAR10-nbPrev=1'.G1:'DenseNet-40-12-CIFAR10-nbPrev=1'.G1</svg:desc>
                </draw:g>
              </table:table-cell>
              <table:table-cell office:value-type="string">
                <text:p>N = 6</text:p>
                <draw:g>
                  <svg:desc>'DenseNet-40-12-CIFAR10-nbPrev=1'.H1:'DenseNet-40-12-CIFAR10-nbPrev=1'.H1</svg:desc>
                </draw:g>
              </table:table-cell>
              <table:table-cell office:value-type="string">
                <text:p>N = All</text:p>
                <draw:g>
                  <svg:desc>'DenseNet-40-12-CIFAR10-nbPrev=1'.A1:'DenseNet-40-12-CIFAR10-nbPrev=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nbPrev=1'.A3:'DenseNet-40-12-CIFAR10-nbPrev=1'.A42</svg:desc>
                </draw:g>
              </table:table-cell>
              <table:table-cell office:value-type="float" office:value="0.265699991881847">
                <text:p>0.265699991881847</text:p>
                <draw:g>
                  <svg:desc>'DenseNet-40-12-CIFAR10-nbPrev=1'.C3:'DenseNet-40-12-CIFAR10-nbPrev=1'.C42</svg:desc>
                </draw:g>
              </table:table-cell>
              <table:table-cell office:value-type="float" office:value="0.380599989295006">
                <text:p>0.380599989295006</text:p>
                <draw:g>
                  <svg:desc>'DenseNet-40-12-CIFAR10-nbPrev=1'.D3:'DenseNet-40-12-CIFAR10-nbPrev=1'.D42</svg:desc>
                </draw:g>
              </table:table-cell>
              <table:table-cell office:value-type="float" office:value="0.382699988186359">
                <text:p>0.382699988186359</text:p>
                <draw:g>
                  <svg:desc>'DenseNet-40-12-CIFAR10-nbPrev=1'.E3:'DenseNet-40-12-CIFAR10-nbPrev=1'.E42</svg:desc>
                </draw:g>
              </table:table-cell>
              <table:table-cell office:value-type="float" office:value="0.466099984645844">
                <text:p>0.466099984645844</text:p>
                <draw:g>
                  <svg:desc>'DenseNet-40-12-CIFAR10-nbPrev=1'.F3:'DenseNet-40-12-CIFAR10-nbPrev=1'.F42</svg:desc>
                </draw:g>
              </table:table-cell>
              <table:table-cell office:value-type="float" office:value="0.593299971520901">
                <text:p>0.593299971520901</text:p>
                <draw:g>
                  <svg:desc>'DenseNet-40-12-CIFAR10-nbPrev=1'.G3:'DenseNet-40-12-CIFAR10-nbPrev=1'.G42</svg:desc>
                </draw:g>
              </table:table-cell>
              <table:table-cell office:value-type="float" office:value="0.58599996984005">
                <text:p>0.58599996984005</text:p>
                <draw:g>
                  <svg:desc>'DenseNet-40-12-CIFAR10-nbPrev=1'.H3:'DenseNet-40-12-CIFAR10-nbPrev=1'.H42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nbPrev=1'.B3:'DenseNet-40-12-CIFAR10-nbPrev=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5499989688396">
                <text:p>0.355499989688396</text:p>
              </table:table-cell>
              <table:table-cell office:value-type="float" office:value="0.517199975252151">
                <text:p>0.517199975252151</text:p>
              </table:table-cell>
              <table:table-cell office:value-type="float" office:value="0.581999973356724">
                <text:p>0.581999973356724</text:p>
              </table:table-cell>
              <table:table-cell office:value-type="float" office:value="0.630299970507622">
                <text:p>0.630299970507622</text:p>
              </table:table-cell>
              <table:table-cell office:value-type="float" office:value="0.624499970972538">
                <text:p>0.624499970972538</text:p>
              </table:table-cell>
              <table:table-cell office:value-type="float" office:value="0.710799971818924">
                <text:p>0.710799971818924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69899989366531">
                <text:p>0.369899989366531</text:p>
              </table:table-cell>
              <table:table-cell office:value-type="float" office:value="0.437399986088276">
                <text:p>0.437399986088276</text:p>
              </table:table-cell>
              <table:table-cell office:value-type="float" office:value="0.543099971413612">
                <text:p>0.543099971413612</text:p>
              </table:table-cell>
              <table:table-cell office:value-type="float" office:value="0.705899969935417">
                <text:p>0.705899969935417</text:p>
              </table:table-cell>
              <table:table-cell office:value-type="float" office:value="0.675599970221519">
                <text:p>0.675599970221519</text:p>
              </table:table-cell>
              <table:table-cell office:value-type="float" office:value="0.737899974584579">
                <text:p>0.737899974584579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57399984896183">
                <text:p>0.457399984896183</text:p>
              </table:table-cell>
              <table:table-cell office:value-type="float" office:value="0.640099971294403">
                <text:p>0.640099971294403</text:p>
              </table:table-cell>
              <table:table-cell office:value-type="float" office:value="0.680299972295761">
                <text:p>0.680299972295761</text:p>
              </table:table-cell>
              <table:table-cell office:value-type="float" office:value="0.717799969315529">
                <text:p>0.717799969315529</text:p>
              </table:table-cell>
              <table:table-cell office:value-type="float" office:value="0.769399973154068">
                <text:p>0.769399973154068</text:p>
              </table:table-cell>
              <table:table-cell office:value-type="float" office:value="0.760499972701073">
                <text:p>0.760499972701073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47499984204769">
                <text:p>0.447499984204769</text:p>
              </table:table-cell>
              <table:table-cell office:value-type="float" office:value="0.617799971103668">
                <text:p>0.617799971103668</text:p>
              </table:table-cell>
              <table:table-cell office:value-type="float" office:value="0.662899971008301">
                <text:p>0.662899971008301</text:p>
              </table:table-cell>
              <table:table-cell office:value-type="float" office:value="0.711999969482422">
                <text:p>0.711999969482422</text:p>
              </table:table-cell>
              <table:table-cell office:value-type="float" office:value="0.756199982762337">
                <text:p>0.756199982762337</text:p>
              </table:table-cell>
              <table:table-cell office:value-type="float" office:value="0.703899973034859">
                <text:p>0.703899973034859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0399981439114">
                <text:p>0.470399981439114</text:p>
              </table:table-cell>
              <table:table-cell office:value-type="float" office:value="0.54929996907711">
                <text:p>0.54929996907711</text:p>
              </table:table-cell>
              <table:table-cell office:value-type="float" office:value="0.740699976682663">
                <text:p>0.740699976682663</text:p>
              </table:table-cell>
              <table:table-cell office:value-type="float" office:value="0.752599977850914">
                <text:p>0.752599977850914</text:p>
              </table:table-cell>
              <table:table-cell office:value-type="float" office:value="0.73759997844696">
                <text:p>0.73759997844696</text:p>
              </table:table-cell>
              <table:table-cell office:value-type="float" office:value="0.786299981474876">
                <text:p>0.786299981474876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42999975085258">
                <text:p>0.542999975085258</text:p>
              </table:table-cell>
              <table:table-cell office:value-type="float" office:value="0.634899970293045">
                <text:p>0.634899970293045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5439997792244">
                <text:p>0.75439997792244</text:p>
              </table:table-cell>
              <table:table-cell office:value-type="float" office:value="0.719399973154068">
                <text:p>0.719399973154068</text:p>
              </table:table-cell>
              <table:table-cell office:value-type="float" office:value="0.805499982237816">
                <text:p>0.805499982237816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099977850914">
                <text:p>0.515099977850914</text:p>
              </table:table-cell>
              <table:table-cell office:value-type="float" office:value="0.674599976539612">
                <text:p>0.674599976539612</text:p>
              </table:table-cell>
              <table:table-cell office:value-type="float" office:value="0.737999977469444">
                <text:p>0.737999977469444</text:p>
              </table:table-cell>
              <table:table-cell office:value-type="float" office:value="0.745799978971481">
                <text:p>0.745799978971481</text:p>
              </table:table-cell>
              <table:table-cell office:value-type="float" office:value="0.775099979043007">
                <text:p>0.775099979043007</text:p>
              </table:table-cell>
              <table:table-cell office:value-type="float" office:value="0.761799976825714">
                <text:p>0.761799976825714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6899975836277">
                <text:p>0.516899975836277</text:p>
              </table:table-cell>
              <table:table-cell office:value-type="float" office:value="0.65399996817112">
                <text:p>0.65399996817112</text:p>
              </table:table-cell>
              <table:table-cell office:value-type="float" office:value="0.755799977183342">
                <text:p>0.755799977183342</text:p>
              </table:table-cell>
              <table:table-cell office:value-type="float" office:value="0.77049997985363">
                <text:p>0.77049997985363</text:p>
              </table:table-cell>
              <table:table-cell office:value-type="float" office:value="0.738399973511696">
                <text:p>0.738399973511696</text:p>
              </table:table-cell>
              <table:table-cell office:value-type="float" office:value="0.769599980711937">
                <text:p>0.769599980711937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9799982607365">
                <text:p>0.459799982607365</text:p>
              </table:table-cell>
              <table:table-cell office:value-type="float" office:value="0.679299973249435">
                <text:p>0.679299973249435</text:p>
              </table:table-cell>
              <table:table-cell office:value-type="float" office:value="0.766499981284141">
                <text:p>0.766499981284141</text:p>
              </table:table-cell>
              <table:table-cell office:value-type="float" office:value="0.679499969482422">
                <text:p>0.679499969482422</text:p>
              </table:table-cell>
              <table:table-cell office:value-type="float" office:value="0.830099986195564">
                <text:p>0.830099986195564</text:p>
              </table:table-cell>
              <table:table-cell office:value-type="float" office:value="0.773999974727631">
                <text:p>0.773999974727631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3749997138977">
                <text:p>0.53749997138977</text:p>
              </table:table-cell>
              <table:table-cell office:value-type="float" office:value="0.709399971961975">
                <text:p>0.709399971961975</text:p>
              </table:table-cell>
              <table:table-cell office:value-type="float" office:value="0.652199969887733">
                <text:p>0.652199969887733</text:p>
              </table:table-cell>
              <table:table-cell office:value-type="float" office:value="0.793899978399277">
                <text:p>0.793899978399277</text:p>
              </table:table-cell>
              <table:table-cell office:value-type="float" office:value="0.775099973678589">
                <text:p>0.775099973678589</text:p>
              </table:table-cell>
              <table:table-cell office:value-type="float" office:value="0.746999978423119">
                <text:p>0.746999978423119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0699985921383">
                <text:p>0.450699985921383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92499976158142">
                <text:p>0.792499976158142</text:p>
              </table:table-cell>
              <table:table-cell office:value-type="float" office:value="0.811699979901314">
                <text:p>0.811699979901314</text:p>
              </table:table-cell>
              <table:table-cell office:value-type="float" office:value="0.797399979233742">
                <text:p>0.797399979233742</text:p>
              </table:table-cell>
              <table:table-cell office:value-type="float" office:value="0.725199975371361">
                <text:p>0.725199975371361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94099968969822">
                <text:p>0.594099968969822</text:p>
              </table:table-cell>
              <table:table-cell office:value-type="float" office:value="0.764999982714653">
                <text:p>0.764999982714653</text:p>
              </table:table-cell>
              <table:table-cell office:value-type="float" office:value="0.765399973988533">
                <text:p>0.765399973988533</text:p>
              </table:table-cell>
              <table:table-cell office:value-type="float" office:value="0.782999982237816">
                <text:p>0.782999982237816</text:p>
              </table:table-cell>
              <table:table-cell office:value-type="float" office:value="0.779699980616569">
                <text:p>0.779699980616569</text:p>
              </table:table-cell>
              <table:table-cell office:value-type="float" office:value="0.75939997792244">
                <text:p>0.75939997792244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1599967479706">
                <text:p>0.591599967479706</text:p>
              </table:table-cell>
              <table:table-cell office:value-type="float" office:value="0.740799976587296">
                <text:p>0.740799976587296</text:p>
              </table:table-cell>
              <table:table-cell office:value-type="float" office:value="0.794099975824356">
                <text:p>0.794099975824356</text:p>
              </table:table-cell>
              <table:table-cell office:value-type="float" office:value="0.788399975895882">
                <text:p>0.788399975895882</text:p>
              </table:table-cell>
              <table:table-cell office:value-type="float" office:value="0.811799973845482">
                <text:p>0.811799973845482</text:p>
              </table:table-cell>
              <table:table-cell office:value-type="float" office:value="0.866299996972084">
                <text:p>0.866299996972084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11999970078468">
                <text:p>0.611999970078468</text:p>
              </table:table-cell>
              <table:table-cell office:value-type="float" office:value="0.680599974393845">
                <text:p>0.680599974393845</text:p>
              </table:table-cell>
              <table:table-cell office:value-type="float" office:value="0.790199974179268">
                <text:p>0.790199974179268</text:p>
              </table:table-cell>
              <table:table-cell office:value-type="float" office:value="0.796899983286858">
                <text:p>0.796899983286858</text:p>
              </table:table-cell>
              <table:table-cell office:value-type="float" office:value="0.805499985814094">
                <text:p>0.805499985814094</text:p>
              </table:table-cell>
              <table:table-cell office:value-type="float" office:value="0.867899997234344">
                <text:p>0.867899997234344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50399974286556">
                <text:p>0.550399974286556</text:p>
              </table:table-cell>
              <table:table-cell office:value-type="float" office:value="0.700599973797798">
                <text:p>0.700599973797798</text:p>
              </table:table-cell>
              <table:table-cell office:value-type="float" office:value="0.795099985003471">
                <text:p>0.795099985003471</text:p>
              </table:table-cell>
              <table:table-cell office:value-type="float" office:value="0.767499979734421">
                <text:p>0.767499979734421</text:p>
              </table:table-cell>
              <table:table-cell office:value-type="float" office:value="0.799899990558624">
                <text:p>0.799899990558624</text:p>
              </table:table-cell>
              <table:table-cell office:value-type="float" office:value="0.862099996805191">
                <text:p>0.862099996805191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289997279644">
                <text:p>0.57289997279644</text:p>
              </table:table-cell>
              <table:table-cell office:value-type="float" office:value="0.74109997689724">
                <text:p>0.74109997689724</text:p>
              </table:table-cell>
              <table:table-cell office:value-type="float" office:value="0.806199983358383">
                <text:p>0.806199983358383</text:p>
              </table:table-cell>
              <table:table-cell office:value-type="float" office:value="0.80639997780323">
                <text:p>0.80639997780323</text:p>
              </table:table-cell>
              <table:table-cell office:value-type="float" office:value="0.865699997544289">
                <text:p>0.865699997544289</text:p>
              </table:table-cell>
              <table:table-cell office:value-type="float" office:value="0.854299999475479">
                <text:p>0.854299999475479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9499974250794">
                <text:p>0.609499974250794</text:p>
              </table:table-cell>
              <table:table-cell office:value-type="float" office:value="0.662099967598915">
                <text:p>0.662099967598915</text:p>
              </table:table-cell>
              <table:table-cell office:value-type="float" office:value="0.756099976301193">
                <text:p>0.756099976301193</text:p>
              </table:table-cell>
              <table:table-cell office:value-type="float" office:value="0.765999980568886">
                <text:p>0.765999980568886</text:p>
              </table:table-cell>
              <table:table-cell office:value-type="float" office:value="0.865999998450279">
                <text:p>0.865999998450279</text:p>
              </table:table-cell>
              <table:table-cell office:value-type="float" office:value="0.866500000953674">
                <text:p>0.866500000953674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46799970269203">
                <text:p>0.646799970269203</text:p>
              </table:table-cell>
              <table:table-cell office:value-type="float" office:value="0.775299979448319">
                <text:p>0.775299979448319</text:p>
              </table:table-cell>
              <table:table-cell office:value-type="float" office:value="0.765099983811378">
                <text:p>0.765099983811378</text:p>
              </table:table-cell>
              <table:table-cell office:value-type="float" office:value="0.848099991083145">
                <text:p>0.848099991083145</text:p>
              </table:table-cell>
              <table:table-cell office:value-type="float" office:value="0.863499997258186">
                <text:p>0.863499997258186</text:p>
              </table:table-cell>
              <table:table-cell office:value-type="float" office:value="0.857799999117851">
                <text:p>0.857799999117851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51199964880943">
                <text:p>0.651199964880943</text:p>
              </table:table-cell>
              <table:table-cell office:value-type="float" office:value="0.760399973988533">
                <text:p>0.760399973988533</text:p>
              </table:table-cell>
              <table:table-cell office:value-type="float" office:value="0.794699977636337">
                <text:p>0.794699977636337</text:p>
              </table:table-cell>
              <table:table-cell office:value-type="float" office:value="0.845999992489815">
                <text:p>0.845999992489815</text:p>
              </table:table-cell>
              <table:table-cell office:value-type="float" office:value="0.849499990940094">
                <text:p>0.849499990940094</text:p>
              </table:table-cell>
              <table:table-cell office:value-type="float" office:value="0.854499993920326">
                <text:p>0.854499993920326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3899971842766">
                <text:p>0.613899971842766</text:p>
              </table:table-cell>
              <table:table-cell office:value-type="float" office:value="0.746299984455109">
                <text:p>0.746299984455109</text:p>
              </table:table-cell>
              <table:table-cell office:value-type="float" office:value="0.753099977374077">
                <text:p>0.753099977374077</text:p>
              </table:table-cell>
              <table:table-cell office:value-type="float" office:value="0.85389999806881">
                <text:p>0.85389999806881</text:p>
              </table:table-cell>
              <table:table-cell office:value-type="float" office:value="0.825899981856346">
                <text:p>0.825899981856346</text:p>
              </table:table-cell>
              <table:table-cell office:value-type="float" office:value="0.850099998116493">
                <text:p>0.850099998116493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3959997355938">
                <text:p>0.63959997355938</text:p>
              </table:table-cell>
              <table:table-cell office:value-type="float" office:value="0.762699976563454">
                <text:p>0.762699976563454</text:p>
              </table:table-cell>
              <table:table-cell office:value-type="float" office:value="0.783699979186058">
                <text:p>0.783699979186058</text:p>
              </table:table-cell>
              <table:table-cell office:value-type="float" office:value="0.852600002884865">
                <text:p>0.852600002884865</text:p>
              </table:table-cell>
              <table:table-cell office:value-type="float" office:value="0.863699995875359">
                <text:p>0.863699995875359</text:p>
              </table:table-cell>
              <table:table-cell office:value-type="float" office:value="0.875100000500679">
                <text:p>0.875100000500679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80699969530106">
                <text:p>0.680699969530106</text:p>
              </table:table-cell>
              <table:table-cell office:value-type="float" office:value="0.70949997484684">
                <text:p>0.70949997484684</text:p>
              </table:table-cell>
              <table:table-cell office:value-type="float" office:value="0.710099966526031">
                <text:p>0.710099966526031</text:p>
              </table:table-cell>
              <table:table-cell office:value-type="float" office:value="0.848299993276596">
                <text:p>0.848299993276596</text:p>
              </table:table-cell>
              <table:table-cell office:value-type="float" office:value="0.83949999153614">
                <text:p>0.83949999153614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69099966287613">
                <text:p>0.669099966287613</text:p>
              </table:table-cell>
              <table:table-cell office:value-type="float" office:value="0.784599975943565">
                <text:p>0.784599975943565</text:p>
              </table:table-cell>
              <table:table-cell office:value-type="float" office:value="0.835899990797043">
                <text:p>0.835899990797043</text:p>
              </table:table-cell>
              <table:table-cell office:value-type="float" office:value="0.842699999809265">
                <text:p>0.842699999809265</text:p>
              </table:table-cell>
              <table:table-cell office:value-type="float" office:value="0.845599989295006">
                <text:p>0.845599989295006</text:p>
              </table:table-cell>
              <table:table-cell office:value-type="float" office:value="0.875700008273125">
                <text:p>0.875700008273125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77799968719482">
                <text:p>0.677799968719482</text:p>
              </table:table-cell>
              <table:table-cell office:value-type="float" office:value="0.7342999792099">
                <text:p>0.7342999792099</text:p>
              </table:table-cell>
              <table:table-cell office:value-type="float" office:value="0.839499990344047">
                <text:p>0.839499990344047</text:p>
              </table:table-cell>
              <table:table-cell office:value-type="float" office:value="0.838299990296364">
                <text:p>0.838299990296364</text:p>
              </table:table-cell>
              <table:table-cell office:value-type="float" office:value="0.870999996066093">
                <text:p>0.870999996066093</text:p>
              </table:table-cell>
              <table:table-cell office:value-type="float" office:value="0.874000008106232">
                <text:p>0.874000008106232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76299970149994">
                <text:p>0.676299970149994</text:p>
              </table:table-cell>
              <table:table-cell office:value-type="float" office:value="0.756699976921082">
                <text:p>0.756699976921082</text:p>
              </table:table-cell>
              <table:table-cell office:value-type="float" office:value="0.839299992322922">
                <text:p>0.839299992322922</text:p>
              </table:table-cell>
              <table:table-cell office:value-type="float" office:value="0.851499997973442">
                <text:p>0.851499997973442</text:p>
              </table:table-cell>
              <table:table-cell office:value-type="float" office:value="0.87030000269413">
                <text:p>0.87030000269413</text:p>
              </table:table-cell>
              <table:table-cell office:value-type="float" office:value="0.875100004673004">
                <text:p>0.87510000467300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149996817112">
                <text:p>0.59149996817112</text:p>
              </table:table-cell>
              <table:table-cell office:value-type="float" office:value="0.745199977755547">
                <text:p>0.745199977755547</text:p>
              </table:table-cell>
              <table:table-cell office:value-type="float" office:value="0.831899985074997">
                <text:p>0.831899985074997</text:p>
              </table:table-cell>
              <table:table-cell office:value-type="float" office:value="0.837799990773201">
                <text:p>0.837799990773201</text:p>
              </table:table-cell>
              <table:table-cell office:value-type="float" office:value="0.869599997401238">
                <text:p>0.869599997401238</text:p>
              </table:table-cell>
              <table:table-cell office:value-type="float" office:value="0.873000007867813">
                <text:p>0.873000007867813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86099974513054">
                <text:p>0.686099974513054</text:p>
              </table:table-cell>
              <table:table-cell office:value-type="float" office:value="0.777599980831146">
                <text:p>0.777599980831146</text:p>
              </table:table-cell>
              <table:table-cell office:value-type="float" office:value="0.836399982571602">
                <text:p>0.836399982571602</text:p>
              </table:table-cell>
              <table:table-cell office:value-type="float" office:value="0.855599999427795">
                <text:p>0.855599999427795</text:p>
              </table:table-cell>
              <table:table-cell office:value-type="float" office:value="0.871099998354912">
                <text:p>0.871099998354912</text:p>
              </table:table-cell>
              <table:table-cell office:value-type="float" office:value="0.869000005125999">
                <text:p>0.869000005125999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9609996676445">
                <text:p>0.69609996676445</text:p>
              </table:table-cell>
              <table:table-cell office:value-type="float" office:value="0.757599979043007">
                <text:p>0.757599979043007</text:p>
              </table:table-cell>
              <table:table-cell office:value-type="float" office:value="0.814499985575676">
                <text:p>0.814499985575676</text:p>
              </table:table-cell>
              <table:table-cell office:value-type="float" office:value="0.857200000286102">
                <text:p>0.857200000286102</text:p>
              </table:table-cell>
              <table:table-cell office:value-type="float" office:value="0.867299999594688">
                <text:p>0.867299999594688</text:p>
              </table:table-cell>
              <table:table-cell office:value-type="float" office:value="0.864300001859665">
                <text:p>0.86430000185966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61899968385696">
                <text:p>0.661899968385696</text:p>
              </table:table-cell>
              <table:table-cell office:value-type="float" office:value="0.743099977374077">
                <text:p>0.743099977374077</text:p>
              </table:table-cell>
              <table:table-cell office:value-type="float" office:value="0.834699991941452">
                <text:p>0.834699991941452</text:p>
              </table:table-cell>
              <table:table-cell office:value-type="float" office:value="0.856199995875359">
                <text:p>0.856199995875359</text:p>
              </table:table-cell>
              <table:table-cell office:value-type="float" office:value="0.868099997639656">
                <text:p>0.868099997639656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71899971961975">
                <text:p>0.671899971961975</text:p>
              </table:table-cell>
              <table:table-cell office:value-type="float" office:value="0.803099979162216">
                <text:p>0.803099979162216</text:p>
              </table:table-cell>
              <table:table-cell office:value-type="float" office:value="0.835199989676476">
                <text:p>0.835199989676476</text:p>
              </table:table-cell>
              <table:table-cell office:value-type="float" office:value="0.856300005316734">
                <text:p>0.856300005316734</text:p>
              </table:table-cell>
              <table:table-cell office:value-type="float" office:value="0.867100002169609">
                <text:p>0.867100002169609</text:p>
              </table:table-cell>
              <table:table-cell office:value-type="float" office:value="0.874400005936623">
                <text:p>0.874400005936623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69999969005585">
                <text:p>0.669999969005585</text:p>
              </table:table-cell>
              <table:table-cell office:value-type="float" office:value="0.809599989056587">
                <text:p>0.809599989056587</text:p>
              </table:table-cell>
              <table:table-cell office:value-type="float" office:value="0.846899992823601">
                <text:p>0.846899992823601</text:p>
              </table:table-cell>
              <table:table-cell office:value-type="float" office:value="0.857000002264977">
                <text:p>0.857000002264977</text:p>
              </table:table-cell>
              <table:table-cell office:value-type="float" office:value="0.863699998855591">
                <text:p>0.863699998855591</text:p>
              </table:table-cell>
              <table:table-cell office:value-type="float" office:value="0.874800006747246">
                <text:p>0.874800006747246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72299971580505">
                <text:p>0.672299971580505</text:p>
              </table:table-cell>
              <table:table-cell office:value-type="float" office:value="0.798699979782105">
                <text:p>0.798699979782105</text:p>
              </table:table-cell>
              <table:table-cell office:value-type="float" office:value="0.84279999256134">
                <text:p>0.84279999256134</text:p>
              </table:table-cell>
              <table:table-cell office:value-type="float" office:value="0.855999997854233">
                <text:p>0.855999997854233</text:p>
              </table:table-cell>
              <table:table-cell office:value-type="float" office:value="0.867799998521805">
                <text:p>0.867799998521805</text:p>
              </table:table-cell>
              <table:table-cell office:value-type="float" office:value="0.874900010228157">
                <text:p>0.874900010228157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96199972629547">
                <text:p>0.696199972629547</text:p>
              </table:table-cell>
              <table:table-cell office:value-type="float" office:value="0.800799986720085">
                <text:p>0.800799986720085</text:p>
              </table:table-cell>
              <table:table-cell office:value-type="float" office:value="0.84599998831749">
                <text:p>0.84599998831749</text:p>
              </table:table-cell>
              <table:table-cell office:value-type="float" office:value="0.855199999213219">
                <text:p>0.855199999213219</text:p>
              </table:table-cell>
              <table:table-cell office:value-type="float" office:value="0.862699999213219">
                <text:p>0.862699999213219</text:p>
              </table:table-cell>
              <table:table-cell office:value-type="float" office:value="0.873000006079674">
                <text:p>0.873000006079674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76299971342087">
                <text:p>0.676299971342087</text:p>
              </table:table-cell>
              <table:table-cell office:value-type="float" office:value="0.795199983119965">
                <text:p>0.795199983119965</text:p>
              </table:table-cell>
              <table:table-cell office:value-type="float" office:value="0.844599990844726">
                <text:p>0.844599990844726</text:p>
              </table:table-cell>
              <table:table-cell office:value-type="float" office:value="0.855299999713898">
                <text:p>0.855299999713898</text:p>
              </table:table-cell>
              <table:table-cell office:value-type="float" office:value="0.871400001645088">
                <text:p>0.871400001645088</text:p>
              </table:table-cell>
              <table:table-cell office:value-type="float" office:value="0.875600006580353">
                <text:p>0.875600006580353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78199970722199">
                <text:p>0.678199970722199</text:p>
              </table:table-cell>
              <table:table-cell office:value-type="float" office:value="0.793399983048439">
                <text:p>0.793399983048439</text:p>
              </table:table-cell>
              <table:table-cell office:value-type="float" office:value="0.844799989461899">
                <text:p>0.844799989461899</text:p>
              </table:table-cell>
              <table:table-cell office:value-type="float" office:value="0.858199995160103">
                <text:p>0.858199995160103</text:p>
              </table:table-cell>
              <table:table-cell office:value-type="float" office:value="0.868999999165535">
                <text:p>0.868999999165535</text:p>
              </table:table-cell>
              <table:table-cell office:value-type="float" office:value="0.874000000953674">
                <text:p>0.874000000953674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74099968671799">
                <text:p>0.674099968671799</text:p>
              </table:table-cell>
              <table:table-cell office:value-type="float" office:value="0.793199980854988">
                <text:p>0.793199980854988</text:p>
              </table:table-cell>
              <table:table-cell office:value-type="float" office:value="0.841299990415573">
                <text:p>0.841299990415573</text:p>
              </table:table-cell>
              <table:table-cell office:value-type="float" office:value="0.8574000030756">
                <text:p>0.8574000030756</text:p>
              </table:table-cell>
              <table:table-cell office:value-type="float" office:value="0.869700001478195">
                <text:p>0.869700001478195</text:p>
              </table:table-cell>
              <table:table-cell office:value-type="float" office:value="0.875000005960465">
                <text:p>0.875000005960465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67799972295761">
                <text:p>0.667799972295761</text:p>
              </table:table-cell>
              <table:table-cell office:value-type="float" office:value="0.798899982571602">
                <text:p>0.798899982571602</text:p>
              </table:table-cell>
              <table:table-cell office:value-type="float" office:value="0.845599987506867">
                <text:p>0.845599987506867</text:p>
              </table:table-cell>
              <table:table-cell office:value-type="float" office:value="0.857000007033348">
                <text:p>0.857000007033348</text:p>
              </table:table-cell>
              <table:table-cell office:value-type="float" office:value="0.871099997162819">
                <text:p>0.871099997162819</text:p>
              </table:table-cell>
              <table:table-cell office:value-type="float" office:value="0.874300006628036">
                <text:p>0.87430000662803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70799968838692">
                <text:p>0.670799968838692</text:p>
              </table:table-cell>
              <table:table-cell office:value-type="float" office:value="0.804599984884262">
                <text:p>0.804599984884262</text:p>
              </table:table-cell>
              <table:table-cell office:value-type="float" office:value="0.845899993777275">
                <text:p>0.845899993777275</text:p>
              </table:table-cell>
              <table:table-cell office:value-type="float" office:value="0.857700008153915">
                <text:p>0.857700008153915</text:p>
              </table:table-cell>
              <table:table-cell office:value-type="float" office:value="0.868399996757507">
                <text:p>0.868399996757507</text:p>
              </table:table-cell>
              <table:table-cell office:value-type="float" office:value="0.875300010442734">
                <text:p>0.875300010442734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60299966931343">
                <text:p>0.660299966931343</text:p>
              </table:table-cell>
              <table:table-cell office:value-type="float" office:value="0.804799983501434">
                <text:p>0.804799983501434</text:p>
              </table:table-cell>
              <table:table-cell office:value-type="float" office:value="0.844599992632866">
                <text:p>0.844599992632866</text:p>
              </table:table-cell>
              <table:table-cell office:value-type="float" office:value="0.857800000905991">
                <text:p>0.857800000905991</text:p>
              </table:table-cell>
              <table:table-cell office:value-type="float" office:value="0.869699996709823">
                <text:p>0.869699996709823</text:p>
              </table:table-cell>
              <table:table-cell office:value-type="float" office:value="0.875600008964539">
                <text:p>0.875600008964539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